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List_20_Paragraph">
      <style:paragraph-properties fo:text-align="justify" style:justify-single-word="false"/>
    </style:style>
    <style:style style:name="P2" style:family="paragraph" style:parent-style-name="List_20_Paragraph" style:list-style-name="WWNum2">
      <style:paragraph-properties fo:text-align="justify" style:justify-single-word="false"/>
    </style:style>
    <style:style style:name="P3" style:family="paragraph" style:parent-style-name="List_20_Paragraph" style:list-style-name="L2">
      <style:paragraph-properties fo:text-align="justify" style:justify-single-word="false"/>
      <style:text-properties officeooo:paragraph-rsid="00114ee9"/>
    </style:style>
    <style:style style:name="P4" style:family="paragraph" style:parent-style-name="List_20_Paragraph">
      <style:paragraph-properties fo:text-align="justify" style:justify-single-word="false"/>
      <style:text-properties fo:font-size="14pt" style:font-size-asian="14pt" style:font-size-complex="14pt"/>
    </style:style>
    <style:style style:name="P5" style:family="paragraph" style:parent-style-name="List_20_Paragraph" style:list-style-name="L1">
      <style:paragraph-properties fo:text-align="justify" style:justify-single-word="false"/>
      <style:text-properties fo:font-size="12pt" officeooo:rsid="000f8b55" officeooo:paragraph-rsid="000f8b55" style:font-size-asian="12pt" style:font-size-complex="12pt"/>
    </style:style>
    <style:style style:name="P6" style:family="paragraph" style:parent-style-name="List_20_Paragraph" style:list-style-name="L1">
      <style:paragraph-properties fo:text-align="justify" style:justify-single-word="false"/>
      <style:text-properties fo:font-size="12pt" officeooo:paragraph-rsid="000f8b55" style:font-size-asian="12pt" style:font-size-complex="12pt"/>
    </style:style>
    <style:style style:name="P7" style:family="paragraph" style:parent-style-name="List_20_Paragraph">
      <style:paragraph-properties fo:text-align="justify" style:justify-single-word="false"/>
      <style:text-properties fo:font-size="12pt" officeooo:rsid="0010fb4c" officeooo:paragraph-rsid="0010fb4c" style:font-size-asian="12pt" style:font-size-complex="12pt"/>
    </style:style>
    <style:style style:name="P8" style:family="paragraph" style:parent-style-name="List_20_Paragraph" style:list-style-name="L3">
      <style:paragraph-properties fo:text-align="justify" style:justify-single-word="false"/>
      <style:text-properties fo:font-size="12pt" officeooo:rsid="00123f1d" officeooo:paragraph-rsid="00123f1d" style:font-size-asian="12pt" style:font-size-complex="12pt"/>
    </style:style>
    <style:style style:name="P9" style:family="paragraph" style:parent-style-name="List_20_Paragraph" style:list-style-name="L4">
      <style:paragraph-properties fo:text-align="justify" style:justify-single-word="false"/>
      <style:text-properties fo:font-size="12pt" officeooo:rsid="001302db" officeooo:paragraph-rsid="001302db" style:font-size-asian="12pt" style:font-size-complex="12pt"/>
    </style:style>
    <style:style style:name="P10" style:family="paragraph" style:parent-style-name="List_20_Paragraph" style:list-style-name="L4">
      <style:paragraph-properties fo:text-align="justify" style:justify-single-word="false"/>
      <style:text-properties fo:font-size="12pt" officeooo:rsid="0015d030" officeooo:paragraph-rsid="0015d030" style:font-size-asian="12pt" style:font-size-complex="12pt"/>
    </style:style>
    <style:style style:name="P11" style:family="paragraph" style:parent-style-name="List_20_Paragraph" style:list-style-name="L2">
      <style:paragraph-properties fo:text-align="justify" style:justify-single-word="false"/>
      <style:text-properties officeooo:rsid="00114ee9" officeooo:paragraph-rsid="00114ee9"/>
    </style:style>
    <style:style style:name="P12" style:family="paragraph" style:parent-style-name="List_20_Paragraph" style:list-style-name="WWNum2" style:master-page-name="Standard">
      <style:paragraph-properties fo:text-align="justify" style:justify-single-word="false" style:page-number="auto"/>
    </style:style>
    <style:style style:name="T1" style:family="text">
      <style:text-properties fo:font-size="14pt" style:font-size-asian="14pt" style:font-size-complex="14pt"/>
    </style:style>
    <style:style style:name="T2" style:family="text">
      <style:text-properties fo:font-size="14pt" fo:font-style="italic" style:font-size-asian="14pt" style:font-style-asian="italic" style:font-size-complex="14pt" style:font-style-complex="italic"/>
    </style:style>
    <style:style style:name="T3" style:family="text">
      <style:text-properties officeooo:rsid="000f8b55"/>
    </style:style>
    <style:style style:name="T4" style:family="text">
      <style:text-properties officeooo:rsid="00114ee9"/>
    </style:style>
    <style:style style:name="T5" style:family="text">
      <style:text-properties fo:font-size="12pt" style:font-size-asian="12pt" style:font-size-complex="12pt"/>
    </style:style>
    <style:style style:name="T6" style:family="text">
      <style:text-properties fo:font-size="12pt" officeooo:rsid="00114ee9" style:font-size-asian="12pt" style:font-size-complex="12pt"/>
    </style:style>
    <style:style style:name="T7" style:family="text">
      <style:text-properties fo:font-size="12pt" officeooo:rsid="001302db" style:font-size-asian="12pt" style:font-size-complex="12pt"/>
    </style:style>
    <style:style style:name="T8" style:family="text">
      <style:text-properties officeooo:rsid="0014df81"/>
    </style:style>
    <style:style style:name="T9" style:family="text">
      <style:text-properties officeooo:rsid="0016419e"/>
    </style:style>
    <text:list-style style:name="L1">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392934708" text:style-name="WWNum2">
        <text:list-item>
          <text:p text:style-name="P12"><text:span text:style-name="T1">Indica 3 de las funciones de un director de programas.</text:span></text:p>
        </text:list-item>
      </text:list>
      <text:list xml:id="list473190894" text:style-name="L1">
        <text:list-item>
          <text:p text:style-name="P5">Optimizar los proyectos y los recursos destinados a los mismos para que puedan desarrollarse bajo el menor coste posible.</text:p>
        </text:list-item>
        <text:list-item>
          <text:p text:style-name="P5">Alinear el desarrollo de los programas con los objetivos estratégicos de la empresa.</text:p>
        </text:list-item>
        <text:list-item>
          <text:p text:style-name="P6"><text:span text:style-name="T3">Gestionar las </text:span>interdependencia<text:span text:style-name="T3"> entre los proyectos existentes y los programas de los cuales forman parte</text:span></text:p>
        </text:list-item>
      </text:list>
      <text:list xml:id="list5829280621230" text:continue-list="list1392934708" text:style-name="WWNum2">
        <text:list-header>
          <text:p text:style-name="P2"><text:span text:style-name="T1"/></text:p>
        </text:list-header>
        <text:list-item>
          <text:p text:style-name="P2"><text:span text:style-name="T1">Los recursos de una organización son finitos, por lo que la mayoría de las veces toca priorizar los proyectos en los que trabajar. Con tus palabras, menciona tres de los criterios que como CTO tendrías en cuenta a la hora de priorizar unos proyectos sobre otros.</text:span></text:p>
        </text:list-item>
      </text:list>
      <text:p text:style-name="P4"/>
      <text:list xml:id="list5830427804513" text:continue-numbering="true" text:style-name="WWNum2">
        <text:list-item>
          <text:p text:style-name="P2"><text:span text:style-name="T1">A tu juicio, indica 3 puntos presentes en la misión de IKEA como organización.</text:span></text:p>
        </text:list-item>
      </text:list>
      <text:list xml:id="list1676294607" text:style-name="L3">
        <text:list-item>
          <text:p text:style-name="P8">Capacidad de vender productos del hogar a buena relación calidad-precio.</text:p>
        </text:list-item>
        <text:list-item>
          <text:p text:style-name="P8">Elaborar una marca distinguida por seguir estilos modernos y limpios.</text:p>
        </text:list-item>
        <text:list-item>
          <text:p text:style-name="P8">Ofrecer elementos de versatilidad que se ajusten a todos los miembros de la familia.</text:p>
        </text:list-item>
      </text:list>
      <text:p text:style-name="P4"/>
      <text:list xml:id="list5828320487625" text:continue-list="list5830427804513" text:style-name="WWNum2">
        <text:list-item>
          <text:p text:style-name="P2"><text:span text:style-name="T1">¿Cuál es la diferencia entre misión y visión?</text:span></text:p>
        </text:list-item>
      </text:list>
      <text:p text:style-name="P7">La misión hace referencia al objetivo que debe desempeñar una empresa, el motivo por el cual existe y el cual debe cumplir para seguir existiendo. <text:span text:style-name="T4">Por otra parte, la visión indica el camino que dicha empresa debe seguir a lo largo del tiempo, es decir, la evolución de la misma y lo que aspira a ser en un futuro.</text:span></text:p>
      <text:p text:style-name="P4"/>
      <text:list xml:id="list5829643904171" text:continue-numbering="true" text:style-name="WWNum2">
        <text:list-item>
          <text:p text:style-name="P2"><text:span text:style-name="T1">Realiza un análisis DAFO de Facebook, indicando un único elemento por cuadrante.</text:span></text:p>
        </text:list-item>
      </text:list>
      <text:list xml:id="list884145398" text:style-name="L2">
        <text:list-item>
          <text:p text:style-name="P3"><text:span text:style-name="T6">Debilidad: </text:span><text:span text:style-name="T7">Poca presencia en el mercado asiático.</text:span></text:p>
        </text:list-item>
        <text:list-item>
          <text:p text:style-name="P11"><text:span text:style-name="T5">Amenaza: Competidores muy fuertes en el área de redes sociales y comunicación.</text:span></text:p>
        </text:list-item>
        <text:list-item>
          <text:p text:style-name="P11"><text:span text:style-name="T5">Fortaleza: Gran diversidad de aplicaciones de cara al usuario, las cuales tienen una gran presencia, siendo algunas líderes en su sector.</text:span></text:p>
        </text:list-item>
        <text:list-item>
          <text:p text:style-name="P11"><text:span text:style-name="T5">Oportunidad: Capacidad de implementar elementos de realidad virtual con un hardware propio del cual es propietario.</text:span></text:p>
        </text:list-item>
      </text:list>
      <text:p text:style-name="P4"/>
      <text:list xml:id="list5828724572308" text:continue-list="list5829643904171" text:style-name="WWNum2">
        <text:list-item>
          <text:p text:style-name="P2"><text:span text:style-name="T1">Dado el análisis DAFO anterior, realiza un análisis CAME que aplicarías su fueras el CEO de la compañía.</text:span></text:p>
        </text:list-item>
      </text:list>
      <text:list xml:id="list690701933" text:style-name="L4">
        <text:list-item>
          <text:p text:style-name="P9">Pasar al ataque: Dar la posibilidad a los usuarios de subir recursos multimedia de realidad virtual o realidad aumentada adaptados para su <text:soft-page-break/>uso de forma sencilla con el hardware de realidad virtual del cual es propietaria la empresa.</text:p>
        </text:list-item>
        <text:list-item>
          <text:p text:style-name="P9">Sobrevivir: <text:span text:style-name="T8">Debido a la dura competencia en los mercado principales de la empresa, realizar una nueva división destinada a instalarse en el mercado asiático, el cual esta lleno de nuevas oportunidades y con el cual se puede dar un impulso extra sobre las demás empresas del sector.</text:span></text:p>
        </text:list-item>
        <text:list-item>
          <text:p text:style-name="P10">Actitud defensiva: Debido a la gran diversidad de aplicaciones de cara al usuario, debemos ser capaz de sincronizarlas entre si de una manera agradable para el usuario. Esto aumentará la posibilidad de que las personas que utilizan algunos de nuestros servicios comiencen también a utilizar el resto, robando así cota de mercado a nuestros competidores (sobre todo en aquellas aplicaciones en las que nos llevan la delantera).</text:p>
        </text:list-item>
        <text:list-item>
          <text:p text:style-name="P10">Adaptarse o reorientar: <text:span text:style-name="T9">Debido a que tenemos un hardware de realidad virtual del cual es propietaria la empresa, desarrollaremos una línea de productos orientados a vender los mismos en el mercado asiático. Esta línea contendrá la menor relación visual con la empresa, puesto que se busca que los nuevos usuarios sientan que esta completamente adaptado a ellos, como si fuera de una empresa local, de manera que intentemos asegurar una mayor cuota de mercado que si la publicitamos como un producto de la otra parte del mundo.</text:span></text:p>
        </text:list-item>
      </text:list>
      <text:p text:style-name="P4"/>
      <text:list xml:id="list5829524493706" text:continue-list="list5828724572308" text:style-name="WWNum2">
        <text:list-item>
          <text:p text:style-name="P2"><text:span text:style-name="T1">¿Por qué se dice que las organizaciones matriciales, contienen mayor burocracia que las organizaciones funcionales? ¿Qué otra diferencia subrayarías entre ambas estructuras organizacionales?</text:span></text:p>
        </text:list-item>
      </text:list>
      <text:p text:style-name="P4"/>
      <text:list xml:id="list5829224601652" text:continue-numbering="true" text:style-name="WWNum2">
        <text:list-item>
          <text:p text:style-name="P2"><text:span text:style-name="T1">Explica 2 métricas relativas al marketing que se realiza por email.</text:span></text:p>
        </text:list-item>
      </text:list>
      <text:p text:style-name="P4"/>
      <text:list xml:id="list5828436123472" text:continue-numbering="true" text:style-name="WWNum2">
        <text:list-item>
          <text:p text:style-name="P2"><text:span text:style-name="T1">Pon un ejemplo que muestre la necesidad de una comunicación </text:span><text:span text:style-name="T2">push </text:span><text:span text:style-name="T1">en una empresa, y expón una idea de implementación de comunicación </text:span><text:span text:style-name="T2">pull</text:span><text:span text:style-name="T1">.</text:span></text:p>
        </text:list-item>
      </text:list>
      <text:p text:style-name="P4"/>
      <text:list xml:id="list5830030845684" text:continue-numbering="true" text:style-name="WWNum2">
        <text:list-item>
          <text:p text:style-name="P2"><text:span text:style-name="T1">En el contexto de la </text:span><text:span text:style-name="T2">Ley de Protección de Datos</text:span><text:span text:style-name="T1">, ¿qué es el encargado de tratamiento y cuál es su relación con el responsable del tratamiento de los datos?</text:span></text:p>
        </text:list-item>
      </text:list>
      <text:p text:style-name="P4"/>
      <text:p text:style-name="P1"/>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Calibri" svg:font-family="Calibri"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loext:opacity="0%" style:font-name="Calibri" fo:font-size="11pt" fo:language="es" fo:country="ES"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style: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List_20_Paragraph" style:display-name="List Paragraph" style:family="paragraph" style:parent-style-name="Standard" style:default-outline-level="">
      <style:paragraph-properties fo:margin-left="1.27cm" fo:margin-right="0cm" fo:margin-top="0cm" fo:margin-bottom="0.282cm" style:contextual-spacing="true" fo:text-indent="0cm" style:auto-text-indent="false"/>
    </style:style>
    <style:style style:name="Default_20_Paragraph_20_Font" style:display-name="Default Paragraph Font" style:family="tex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format="1">
        <style:list-level-properties text:list-level-position-and-space-mode="label-alignment">
          <style:list-level-label-alignment text:label-followed-by="listtab" fo:text-indent="-0.635cm" fo:margin-left="1.27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4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1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8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2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9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6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a" style:num-letter-sync="true">
        <style:list-level-properties text:list-level-position-and-space-mode="label-alignment">
          <style:list-level-label-alignment text:label-followed-by="listtab" fo:text-indent="-0.635cm" fo:margin-left="1.26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2.53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3.80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07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34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7.61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8.88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15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1.42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1" text:bullet-char="-">
        <style:list-level-properties text:list-level-position-and-space-mode="label-alignment">
          <style:list-level-label-alignment text:label-followed-by="listtab" fo:text-indent="-0.635cm" fo:margin-left="1.27cm"/>
        </style:list-level-properties>
        <style:text-properties fo:font-family="Calibri"/>
      </text:list-level-style-bullet>
      <text:list-level-style-bullet text:level="2" text:style-name="ListLabel_20_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fo:font-family="Wingdings" style:font-charset="x-symbol"/>
      </text:list-level-style-bullet>
      <text:list-level-style-bullet text:level="2" text:bullet-char="">
        <style:list-level-properties text:list-level-position-and-space-mode="label-alignment">
          <style:list-level-label-alignment text:label-followed-by="listtab" text:list-tab-stop-position="2.54cm" fo:text-indent="-0.635cm" fo:margin-left="2.54cm"/>
        </style:list-level-properties>
        <style:text-properties fo:font-family="Wingdings" style:font-charset="x-symbol"/>
      </text:list-level-style-bullet>
      <text:list-level-style-bullet text:level="3"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text:list-tab-stop-position="5.08cm" fo:text-indent="-0.635cm" fo:margin-left="5.08cm"/>
        </style:list-level-properties>
        <style:text-properties fo:font-family="Wingdings" style:font-charset="x-symbol"/>
      </text:list-level-style-bullet>
      <text:list-level-style-bullet text:level="5" text:bullet-char="">
        <style:list-level-properties text:list-level-position-and-space-mode="label-alignment">
          <style:list-level-label-alignment text:label-followed-by="listtab" text:list-tab-stop-position="6.35cm" fo:text-indent="-0.635cm" fo:margin-left="6.35cm"/>
        </style:list-level-properties>
        <style:text-properties fo:font-family="Wingdings" style:font-charset="x-symbol"/>
      </text:list-level-style-bullet>
      <text:list-level-style-bullet text:level="6"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text:list-tab-stop-position="8.89cm" fo:text-indent="-0.635cm" fo:margin-left="8.89cm"/>
        </style:list-level-properties>
        <style:text-properties fo:font-family="Wingdings" style:font-charset="x-symbol"/>
      </text:list-level-style-bullet>
      <text:list-level-style-bullet text:level="8" text:bullet-char="">
        <style:list-level-properties text:list-level-position-and-space-mode="label-alignment">
          <style:list-level-label-alignment text:label-followed-by="listtab" text:list-tab-stop-position="10.16cm" fo:text-indent="-0.635cm" fo:margin-left="10.16cm"/>
        </style:list-level-properties>
        <style:text-properties fo:font-family="Wingdings" style:font-charset="x-symbol"/>
      </text:list-level-style-bullet>
      <text:list-level-style-bullet text:level="9"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HUMBERTO MARTINEZ SILVA</meta:initial-creator>
    <meta:editing-cycles>46</meta:editing-cycles>
    <meta:creation-date>2022-03-17T14:58:00</meta:creation-date>
    <dc:date>2023-02-16T20:34:59.300674611</dc:date>
    <meta:editing-duration>PT2H8M41S</meta:editing-duration>
    <meta:generator>LibreOffice/7.0.4.2$Linux_X86_64 LibreOffice_project/00$Build-2</meta:generator>
    <meta:document-statistic meta:table-count="0" meta:image-count="0" meta:object-count="0" meta:page-count="2" meta:paragraph-count="25" meta:word-count="653" meta:character-count="3898" meta:non-whitespace-character-count="3294"/>
    <meta:user-defined meta:name="AppVersion">16.0000</meta:user-defined>
    <meta:template xlink:type="simple" xlink:actuate="onRequest" xlink:title="Normal.dotm" xlink:href=""/>
  </office:meta>
</office:document-meta>
</file>